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cm" fo:min-width="2.46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191cm" svg:height="4.2cm" svg:x="1.809cm" svg:y="1.8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191cm" svg:height="4.2cm" svg:x="1.8cm" svg:y="7.4cm">
          <text:p text:style-name="P1">Get</text:p>
          <text:p text:style-name="P1">Accel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905cm" svg:y1="6cm" svg:x2="3.896cm" svg:y2="7.4cm" draw:start-shape="id1" draw:start-glue-point="8" draw:end-shape="id2" draw:end-glue-point="4" svg:d="M3905 6000c0 1050-9 350-9 1400" svg:viewBox="0 0 10 1401">
          <text:p/>
        </draw:connector>
        <draw:custom-shape draw:style-name="gr1" draw:text-style-name="P1" xml:id="id3" draw:id="id3" draw:layer="layout" svg:width="4.191cm" svg:height="4.2cm" svg:x="1.8cm" svg:y="13.3cm">
          <text:p text:style-name="P1">Set</text:p>
          <text:p text:style-name="P1">D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896cm" svg:y1="11.6cm" svg:x2="3.896cm" svg:y2="13.3cm" draw:start-shape="id2" draw:start-glue-point="8" draw:end-shape="id3" draw:end-glue-point="4" svg:d="M3896 11600v1700" svg:viewBox="0 0 1 1701">
          <text:p/>
        </draw:connector>
        <draw:custom-shape draw:style-name="gr1" draw:text-style-name="P1" xml:id="id4" draw:id="id4" draw:layer="layout" svg:width="4.191cm" svg:height="4.2cm" svg:x="1.8cm" svg:y="18.8cm">
          <text:p text:style-name="P1">Get</text:p>
          <text:p text:style-name="P1">D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191cm" svg:height="4.2cm" svg:x="1.8cm" svg:y="24.3cm">
          <text:p text:style-name="P1">Set</text:p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896cm" svg:y1="17.5cm" svg:x2="3.896cm" svg:y2="18.8cm" draw:start-shape="id3" draw:start-glue-point="8" draw:end-shape="id4" draw:end-glue-point="4" svg:d="M3896 17500v1300" svg:viewBox="0 0 1 1301">
          <text:p/>
        </draw:connector>
        <draw:connector draw:style-name="gr2" draw:text-style-name="P2" draw:layer="layout" draw:type="curve" svg:x1="3.896cm" svg:y1="23cm" svg:x2="3.896cm" svg:y2="24.3cm" draw:start-shape="id4" draw:start-glue-point="8" draw:end-shape="id5" draw:end-glue-point="4" svg:d="M3896 23000v1300" svg:viewBox="0 0 1 1301">
          <text:p/>
        </draw:connector>
        <draw:connector draw:style-name="gr2" draw:text-style-name="P2" draw:layer="layout" draw:type="curve" draw:line-skew="2.859cm" svg:x1="5.991cm" svg:y1="26.4cm" svg:x2="5.991cm" svg:y2="9.5cm" draw:start-shape="id5" draw:start-glue-point="10" draw:end-shape="id2" draw:end-glue-point="10" svg:d="M5991 26400c5038 0 5038-16900 0-16900" svg:viewBox="0 0 3780 16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0:28:30.949000000</meta:creation-date>
    <dc:date>2019-05-21T00:35:19.517000000</dc:date>
    <meta:editing-duration>PT6M48S</meta:editing-duration>
    <meta:editing-cycles>1</meta:editing-cycles>
    <meta:document-statistic meta:object-count="10"/>
    <meta:generator>LibreOffice/6.1.5.2$Windows_X86_64 LibreOffice_project/90f8dcf33c87b3705e78202e3df5142b201bd805</meta:generator>
  </office:meta>
</office:document-meta>
</file>